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style:vertical-align="automatic" fo:wrap-option="wrap"/>
      <style:text-properties style:text-line-through-style="solid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156458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1.4577083333333cm"/>
    </style:style>
    <style:style style:name="co8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29.25pt" style:use-optimal-row-height="true" fo:break-before="auto"/>
    </style:style>
    <style:style style:name="ro9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8"/>
        <table:table-column table:style-name="co3" table:default-cell-style-name="ce5"/>
        <table:table-column table:style-name="co4" table:default-cell-style-name="ce8"/>
        <table:table-column table:style-name="co5" table:number-columns-repeated="1019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7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7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8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7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1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7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23" table:style-name="ce5">
            <text:p>23</text:p>
          </table:table-cell>
          <table:table-cell office:value-type="string" table:style-name="ce9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7" table:style-name="ce5">
            <text:p>3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1" table:style-name="ce5">
            <text:p>41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2" table:style-name="ce5">
            <text:p>42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6" table:style-name="ce5">
            <text:p>4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7" table:style-name="ce5">
            <text:p>4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number-rows-repeated="1048527" table:style-name="ro9">
          <table:table-cell table:number-columns-repeated="16384"/>
        </table:table-row>
      </table:table>
      <table:table table:name="Готово" table:style-name="ta1">
        <table:table-column table:style-name="co7" table:default-cell-style-name="ce4"/>
        <table:table-column table:style-name="co8" table:default-cell-style-name="ce4"/>
        <table:table-column table:style-name="co5" table:number-columns-repeated="1021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9">
          <table:table-cell table:number-columns-repeated="16384"/>
        </table:table-row>
      </table:table>
      <table:table table:name="Лист3" table:style-name="ta1">
        <table:table-column table:style-name="co5" table:number-columns-repeated="1023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number-rows-repeated="1048576" table:style-name="ro9">
          <table:table-cell table:number-columns-repeated="16384"/>
        </table:table-row>
      </table:table>
      <table:database-ranges>
        <table:database-range table:target-range-address="Задачи.A1:Задачи.J49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07-15T22:21:46Z</dc:date>
    <meta:editing-cycles>1</meta:editing-cycles>
    <meta:editing-duration>PT53S</meta:editing-duration>
  </office:meta>
</office:document-meta>
</file>